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1.C1" style:family="table-cell">
      <style:table-cell-properties fo:padding="0.0382in" fo:border-left="none" fo:border-right="0.5pt solid #000000" fo:border-top="0.5pt solid #000000" fo:border-bottom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none" fo:border-right="none" fo:border-top="none" fo:border-bottom="0.5pt solid #000000"/>
    </style:style>
    <style:style style:name="Table1.C2" style:family="table-cell">
      <style:table-cell-properties fo:padding="0.0382in" fo:border-left="none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-left="none" fo:border-right="none" fo:border-top="0.5pt solid #000000" fo:border-bottom="0.5pt solid #000000"/>
    </style:style>
    <style:style style:name="Table2.C1" style:family="table-cell">
      <style:table-cell-properties fo:padding="0.0382in" fo:border-left="none" fo:border-right="0.5pt solid #000000" fo:border-top="0.5pt solid #000000" fo:border-bottom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none" fo:border-right="none" fo:border-top="none" fo:border-bottom="0.5pt solid #000000"/>
    </style:style>
    <style:style style:name="Table2.C2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2ad64"/>
    </style:style>
    <style:style style:name="P2" style:family="paragraph" style:parent-style-name="Standard">
      <style:text-properties officeooo:paragraph-rsid="0006271b"/>
    </style:style>
    <style:style style:name="P3" style:family="paragraph" style:parent-style-name="Standard">
      <style:paragraph-properties fo:text-align="center" style:justify-single-word="false"/>
      <style:text-properties officeooo:paragraph-rsid="0002ad64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bad9" officeooo:paragraph-rsid="0006bad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f442" officeooo:paragraph-rsid="0007f442" style:font-weight-asian="bold" style:font-weight-complex="bold"/>
    </style:style>
    <style:style style:name="P7" style:family="paragraph" style:parent-style-name="Text_20_body">
      <style:text-properties officeooo:paragraph-rsid="000c27ef"/>
    </style:style>
    <style:style style:name="P8" style:family="paragraph" style:parent-style-name="Standard">
      <style:text-properties officeooo:paragraph-rsid="0007f349"/>
    </style:style>
    <style:style style:name="P9" style:family="paragraph" style:parent-style-name="Standard">
      <style:paragraph-properties fo:text-align="center" style:justify-single-word="false"/>
      <style:text-properties officeooo:rsid="0007f442" officeooo:paragraph-rsid="0007f442"/>
    </style:style>
    <style:style style:name="P10" style:family="paragraph" style:parent-style-name="Standard">
      <style:text-properties officeooo:paragraph-rsid="000a9dfa"/>
    </style:style>
    <style:style style:name="P11" style:family="paragraph" style:parent-style-name="Standard">
      <style:text-properties officeooo:paragraph-rsid="000bb19c"/>
    </style:style>
    <style:style style:name="P12" style:family="paragraph" style:parent-style-name="Standard">
      <style:text-properties officeooo:paragraph-rsid="000bc82e"/>
    </style:style>
    <style:style style:name="P13" style:family="paragraph" style:parent-style-name="Standard">
      <style:text-properties officeooo:rsid="00148d52" officeooo:paragraph-rsid="00148d52"/>
    </style:style>
    <style:style style:name="P14" style:family="paragraph" style:parent-style-name="Standard">
      <style:text-properties officeooo:paragraph-rsid="00148d52"/>
    </style:style>
    <style:style style:name="P15" style:family="paragraph" style:parent-style-name="Standard">
      <style:text-properties officeooo:paragraph-rsid="00160500"/>
    </style:style>
    <style:style style:name="P16" style:family="paragraph" style:parent-style-name="Standard">
      <style:paragraph-properties fo:text-align="center" style:justify-single-word="false"/>
      <style:text-properties officeooo:rsid="0017900d" officeooo:paragraph-rsid="0017900d"/>
    </style:style>
    <style:style style:name="P17" style:family="paragraph" style:parent-style-name="Standard">
      <style:paragraph-properties fo:text-align="center" style:justify-single-word="false"/>
      <style:text-properties officeooo:rsid="00184152" officeooo:paragraph-rsid="00184152"/>
    </style:style>
    <style:style style:name="P18" style:family="paragraph" style:parent-style-name="Standard">
      <style:text-properties officeooo:paragraph-rsid="001acb64"/>
    </style:style>
    <style:style style:name="P19" style:family="paragraph" style:parent-style-name="Standard">
      <style:text-properties officeooo:paragraph-rsid="001bb077"/>
    </style:style>
    <style:style style:name="P20" style:family="paragraph" style:parent-style-name="Standard">
      <style:text-properties officeooo:paragraph-rsid="001d2202"/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officeooo:rsid="000c27ef" officeooo:paragraph-rsid="000c27ef"/>
    </style:style>
    <style:style style:name="P25" style:family="paragraph" style:parent-style-name="Standard">
      <style:text-properties officeooo:rsid="00148d52" officeooo:paragraph-rsid="00160500"/>
    </style:style>
    <style:style style:name="P26" style:family="paragraph" style:parent-style-name="Standard">
      <style:text-properties officeooo:paragraph-rsid="0022ae0b"/>
    </style:style>
    <style:style style:name="P27" style:family="paragraph" style:parent-style-name="Standard">
      <style:text-properties officeooo:rsid="002ab79f" officeooo:paragraph-rsid="002ab79f"/>
    </style:style>
    <style:style style:name="P28" style:family="paragraph" style:parent-style-name="Text_20_body">
      <style:text-properties officeooo:rsid="002ab79f" officeooo:paragraph-rsid="002ab79f"/>
    </style:style>
    <style:style style:name="T1" style:family="text">
      <style:text-properties officeooo:rsid="0002ad64"/>
    </style:style>
    <style:style style:name="T2" style:family="text">
      <style:text-properties fo:font-weight="bold" officeooo:rsid="0006bad9" style:font-weight-asian="bold" style:font-weight-complex="bold"/>
    </style:style>
    <style:style style:name="T3" style:family="text">
      <style:text-properties fo:font-weight="bold" officeooo:rsid="001bb077" style:font-weight-asian="bold" style:font-weight-complex="bold"/>
    </style:style>
    <style:style style:name="T4" style:family="text">
      <style:text-properties officeooo:rsid="0007f442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60500" style:font-size-asian="10pt" style:font-size-complex="10pt"/>
    </style:style>
    <style:style style:name="T7" style:family="text">
      <style:text-properties fo:font-size="10pt" officeooo:rsid="0017900d" style:font-size-asian="10pt" style:font-size-complex="10pt"/>
    </style:style>
    <style:style style:name="T8" style:family="text">
      <style:text-properties officeooo:rsid="0009a3e6"/>
    </style:style>
    <style:style style:name="T9" style:family="text">
      <style:text-properties officeooo:rsid="000a9dfa"/>
    </style:style>
    <style:style style:name="T10" style:family="text">
      <style:text-properties officeooo:rsid="000bb19c"/>
    </style:style>
    <style:style style:name="T11" style:family="text">
      <style:text-properties officeooo:rsid="000bc82e"/>
    </style:style>
    <style:style style:name="T12" style:family="text">
      <style:text-properties officeooo:rsid="000c27ef"/>
    </style:style>
    <style:style style:name="T13" style:family="text">
      <style:text-properties officeooo:rsid="000ff3a0"/>
    </style:style>
    <style:style style:name="T14" style:family="text">
      <style:text-properties officeooo:rsid="0012bf13"/>
    </style:style>
    <style:style style:name="T15" style:family="text">
      <style:text-properties officeooo:rsid="00148d52"/>
    </style:style>
    <style:style style:name="T16" style:family="text">
      <style:text-properties officeooo:rsid="00160500"/>
    </style:style>
    <style:style style:name="T17" style:family="text">
      <style:text-properties officeooo:rsid="0017900d"/>
    </style:style>
    <style:style style:name="T18" style:family="text">
      <style:text-properties officeooo:rsid="00184152"/>
    </style:style>
    <style:style style:name="T19" style:family="text">
      <style:text-properties officeooo:rsid="001acb64"/>
    </style:style>
    <style:style style:name="T20" style:family="text">
      <style:text-properties officeooo:rsid="001bb077"/>
    </style:style>
    <style:style style:name="T21" style:family="text">
      <style:text-properties officeooo:rsid="001d2202"/>
    </style:style>
    <style:style style:name="T22" style:family="text">
      <style:text-properties officeooo:rsid="001e489a"/>
    </style:style>
    <style:style style:name="T23" style:family="text">
      <style:text-properties officeooo:rsid="001ef4c9"/>
    </style:style>
    <style:style style:name="T24" style:family="text">
      <style:text-properties officeooo:rsid="001f0055"/>
    </style:style>
    <style:style style:name="T25" style:family="text">
      <style:text-properties officeooo:rsid="0022ae0b"/>
    </style:style>
    <style:style style:name="T26" style:family="text">
      <style:text-properties officeooo:rsid="00256ec7"/>
    </style:style>
    <style:style style:name="T27" style:family="text">
      <style:text-properties officeooo:rsid="002ab79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COMP </text:span>SYNTAX</text:p>
      <text:p text:style-name="Subtitle">Draft <text:span text:style-name="T14">#1</text:span></text:p>
      <text:p text:style-name="Standard"/>
      <text:p text:style-name="P15"><text:s text:c="2"/>Syntax of the pcomp source file. <text:span text:style-name="T4">Subject to change for now.</text:span> <text:s/><text:span text:style-name="T15">(14 jul 2025) </text:span></text:p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1438_4109188922" text:style-name="Index_20_Link" text:visited-style-name="Index_20_Link"><text:s/>Overall structure<text:tab/>1</text:a></text:p>
          <text:p text:style-name="P22"><text:a xlink:type="simple" xlink:href="#__RefHeading___Toc1440_4109188922" text:style-name="Index_20_Link" text:visited-style-name="Index_20_Link"><text:s/>Comments:<text:tab/>2</text:a></text:p>
          <text:p text:style-name="P22"><text:a xlink:type="simple" xlink:href="#__RefHeading___Toc1442_4109188922" text:style-name="Index_20_Link" text:visited-style-name="Index_20_Link"><text:s/>Doc comments:<text:tab/>2</text:a></text:p>
          <text:p text:style-name="P22"><text:a xlink:type="simple" xlink:href="#__RefHeading___Toc1444_4109188922" text:style-name="Index_20_Link" text:visited-style-name="Index_20_Link"><text:s/>Line continuation:<text:tab/>2</text:a></text:p>
          <text:p text:style-name="P22"><text:a xlink:type="simple" xlink:href="#__RefHeading___Toc1446_4109188922" text:style-name="Index_20_Link" text:visited-style-name="Index_20_Link"><text:s/>Platform statement(s):<text:tab/>2</text:a></text:p>
          <text:p text:style-name="P22"><text:a xlink:type="simple" xlink:href="#__RefHeading___Toc1448_4109188922" text:style-name="Index_20_Link" text:visited-style-name="Index_20_Link">Heading 3<text:tab/>3</text:a></text:p>
          <text:p text:style-name="P22"><text:a xlink:type="simple" xlink:href="#__RefHeading___Toc1450_4109188922" text:style-name="Index_20_Link" text:visited-style-name="Index_20_Link">Data declarations:<text:tab/>3</text:a></text:p>
          <text:p text:style-name="P23"><text:a xlink:type="simple" xlink:href="#__RefHeading___Toc1452_4109188922" text:style-name="Index_20_Link" text:visited-style-name="Index_20_Link">Builtin Types:<text:tab/>3</text:a></text:p>
          <text:p text:style-name="P23"><text:a xlink:type="simple" xlink:href="#__RefHeading___Toc1454_4109188922" text:style-name="Index_20_Link" text:visited-style-name="Index_20_Link"><text:s/>Custom types:<text:tab/>3</text:a></text:p>
          <text:p text:style-name="P23"><text:a xlink:type="simple" xlink:href="#__RefHeading___Toc1456_4109188922" text:style-name="Index_20_Link" text:visited-style-name="Index_20_Link">Aggregates:<text:tab/>3</text:a></text:p>
          <text:p text:style-name="P23"><text:a xlink:type="simple" xlink:href="#__RefHeading___Toc1458_4109188922" text:style-name="Index_20_Link" text:visited-style-name="Index_20_Link"><text:s/>Data attributes:<text:tab/>3</text:a></text:p>
          <text:p text:style-name="P22"><text:a xlink:type="simple" xlink:href="#__RefHeading___Toc1462_4109188922" text:style-name="Index_20_Link" text:visited-style-name="Index_20_Link"><text:s/>Constant Strings:<text:tab/>3</text:a></text:p>
          <text:p text:style-name="P21"><text:a xlink:type="simple" xlink:href="#__RefHeading___Toc1466_4109188922" text:style-name="Index_20_Link" text:visited-style-name="Index_20_Link"><text:s/>Functions:<text:tab/>4</text:a></text:p>
          <text:p text:style-name="P21"><text:a xlink:type="simple" xlink:href="#__RefHeading___Toc1468_4109188922" text:style-name="Index_20_Link" text:visited-style-name="Index_20_Link"><text:s/>Allocations:<text:tab/>4</text:a></text:p>
          <text:p text:style-name="P22"><text:a xlink:type="simple" xlink:href="#__RefHeading___Toc1470_4109188922" text:style-name="Index_20_Link" text:visited-style-name="Index_20_Link"><text:s/>Exceptions:<text:tab/>4</text:a></text:p>
          <text:p text:style-name="P22"><text:a xlink:type="simple" xlink:href="#__RefHeading___Toc1472_4109188922" text:style-name="Index_20_Link" text:visited-style-name="Index_20_Link"><text:s/>Expressions:<text:tab/>5</text:a></text:p>
          <text:p text:style-name="P22"><text:a xlink:type="simple" xlink:href="#__RefHeading___Toc1474_4109188922" text:style-name="Index_20_Link" text:visited-style-name="Index_20_Link"><text:s/>Type conversions:<text:tab/>5</text:a></text:p>
          <text:p text:style-name="P22"><text:a xlink:type="simple" xlink:href="#__RefHeading___Toc1476_4109188922" text:style-name="Index_20_Link" text:visited-style-name="Index_20_Link"><text:s/>Grouping:<text:tab/>5</text:a></text:p>
          <text:p text:style-name="P23"><text:a xlink:type="simple" xlink:href="#__RefHeading___Toc1478_4109188922" text:style-name="Index_20_Link" text:visited-style-name="Index_20_Link"><text:s/>Unary:<text:tab/>5</text:a></text:p>
          <text:p text:style-name="P23"><text:a xlink:type="simple" xlink:href="#__RefHeading___Toc1480_4109188922" text:style-name="Index_20_Link" text:visited-style-name="Index_20_Link"><text:s/>Binary:<text:tab/>5</text:a></text:p>
          <text:p text:style-name="P23"><text:a xlink:type="simple" xlink:href="#__RefHeading___Toc1482_4109188922" text:style-name="Index_20_Link" text:visited-style-name="Index_20_Link"><text:s/>Binary Logical:<text:tab/>6</text:a></text:p>
          <text:p text:style-name="P23"><text:a xlink:type="simple" xlink:href="#__RefHeading___Toc1484_4109188922" text:style-name="Index_20_Link" text:visited-style-name="Index_20_Link"><text:s/>Binary Bitwise:<text:tab/>6</text:a></text:p>
          <text:p text:style-name="P23"><text:a xlink:type="simple" xlink:href="#__RefHeading___Toc1486_4109188922" text:style-name="Index_20_Link" text:visited-style-name="Index_20_Link"><text:s/>Binary bitwise operators:<text:tab/>6</text:a></text:p>
          <text:p text:style-name="P23"><text:a xlink:type="simple" xlink:href="#__RefHeading___Toc1488_4109188922" text:style-name="Index_20_Link" text:visited-style-name="Index_20_Link"><text:s/>Conditionals:<text:tab/>6</text:a></text:p>
          <text:p text:style-name="P23"><text:a xlink:type="simple" xlink:href="#__RefHeading___Toc1490_4109188922" text:style-name="Index_20_Link" text:visited-style-name="Index_20_Link"><text:s/>Assignments:<text:tab/>6</text:a></text:p>
          <text:p text:style-name="P23"><text:a xlink:type="simple" xlink:href="#__RefHeading___Toc1492_4109188922" text:style-name="Index_20_Link" text:visited-style-name="Index_20_Link"><text:s/>Conditional elements:<text:tab/>6</text:a></text:p>
          <text:p text:style-name="P23"><text:a xlink:type="simple" xlink:href="#__RefHeading___Toc1494_4109188922" text:style-name="Index_20_Link" text:visited-style-name="Index_20_Link"><text:s/>Looping elements:<text:tab/>7</text:a></text:p>
          <text:p text:style-name="P23"><text:a xlink:type="simple" xlink:href="#__RefHeading___Toc1496_4109188922" text:style-name="Index_20_Link" text:visited-style-name="Index_20_Link"><text:s/>Execution control:<text:tab/>7</text:a></text:p>
          <text:p text:style-name="P21"><text:a xlink:type="simple" xlink:href="#__RefHeading___Toc1500_4109188922" text:style-name="Index_20_Link" text:visited-style-name="Index_20_Link"><text:s/>Preprocessing:<text:tab/>7</text:a></text:p>
          <text:p text:style-name="P21"><text:a xlink:type="simple" xlink:href="#__RefHeading___Toc1532_1612502148" text:style-name="Index_20_Link" text:visited-style-name="Index_20_Link">Command line:<text:tab/>11</text:a></text:p>
          <text:p text:style-name="P22"><text:a xlink:type="simple" xlink:href="#__RefHeading___Toc1502_4109188922" text:style-name="Index_20_Link" text:visited-style-name="Index_20_Link">Comand line arguments:<text:tab/>11</text:a></text:p>
        </text:index-body>
      </text:table-of-content>
      <text:p text:style-name="P8"/>
      <text:h text:style-name="Heading_20_3" text:outline-level="3"><text:bookmark-start text:name="__RefHeading___Toc1438_4109188922"/><text:line-break/>Overall structure<text:bookmark-end text:name="__RefHeading___Toc1438_4109188922"/></text:h>
      <text:p text:style-name="P15"><text:span text:style-name="T6">Quick</text:span><text:span text:style-name="T5"> Spec </text:span><text:span text:style-name="T6">Notation:</text:span><text:span text:style-name="T5"> SP=white space NL=newline |=alternate <text:s/>...=more items *</text:span><text:span text:style-name="T7">=any characters</text:span></text:p>
      <text:p text:style-name="P15"/>
      <text:p text:style-name="P15"><text:soft-page-break/><text:span text:style-name="T16">A ‘pcomp’ program is consists o</text:span>ne more of the following:</text:p>
      <text:p text:style-name="P1"><text:s text:c="8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Item</text:p>
          </table:table-cell>
          <table:table-cell table:style-name="Table1.B1" office:value-type="string">
            <text:p text:style-name="P6"><text:span text:style-name="T16">Quick</text:span> Spec </text:p>
          </table:table-cell>
          <table:table-cell table:style-name="Table1.C1" office:value-type="string">
            <text:p text:style-name="P5">Example<text:span text:style-name="T17">(s)</text:span></text:p>
          </table:table-cell>
        </table:table-row>
        <table:table-row>
          <table:table-cell table:style-name="Table1.A2" office:value-type="string">
            <text:p text:style-name="P3">preprocessor statement(s)</text:p>
          </table:table-cell>
          <table:table-cell table:style-name="Table1.B2" office:value-type="string">
            <text:p text:style-name="P3">%.*<text:span text:style-name="T17">NL</text:span></text:p>
          </table:table-cell>
          <table:table-cell table:style-name="Table1.C2" office:value-type="string">
            <text:p text:style-name="P9">%define</text:p>
          </table:table-cell>
        </table:table-row>
        <table:table-row>
          <table:table-cell table:style-name="Table1.A2" office:value-type="string">
            <text:p text:style-name="P4"><text:s text:c="8"/>platform statement(s)</text:p>
          </table:table-cell>
          <table:table-cell table:style-name="Table1.B2" office:value-type="string">
            <text:p text:style-name="P16">str</text:p>
          </table:table-cell>
          <table:table-cell table:style-name="Table1.C2" office:value-type="string">
            <text:p text:style-name="P16">x86_64</text:p>
          </table:table-cell>
        </table:table-row>
        <table:table-row>
          <table:table-cell table:style-name="Table1.A2" office:value-type="string">
            <text:p text:style-name="P4"><text:s text:c="8"/>import statement(s)</text:p>
          </table:table-cell>
          <table:table-cell table:style-name="Table1.B2" office:value-type="string">
            <text:p text:style-name="P16">%import filename</text:p>
          </table:table-cell>
          <table:table-cell table:style-name="Table1.C2" office:value-type="string">
            <text:p text:style-name="P16">%import filename</text:p>
          </table:table-cell>
        </table:table-row>
        <table:table-row>
          <table:table-cell table:style-name="Table1.A2" office:value-type="string">
            <text:p text:style-name="P4"><text:s text:c="8"/>debug statement(s)</text:p>
          </table:table-cell>
          <table:table-cell table:style-name="Table1.B2" office:value-type="string">
            <text:p text:style-name="P16">tbd</text:p>
          </table:table-cell>
          <table:table-cell table:style-name="Table1.C2" office:value-type="string">
            <text:p text:style-name="P17">tbd</text:p>
          </table:table-cell>
        </table:table-row>
        <table:table-row>
          <table:table-cell table:style-name="Table1.A2" office:value-type="string">
            <text:p text:style-name="P4"><text:s text:c="8"/>comment(s)</text:p>
          </table:table-cell>
          <table:table-cell table:style-name="Table1.B2" office:value-type="string">
            <text:p text:style-name="P9">#*NL | // *</text:p>
          </table:table-cell>
          <table:table-cell table:style-name="Table1.C2" office:value-type="string">
            <text:p text:style-name="P9"># Hello comment</text:p>
          </table:table-cell>
        </table:table-row>
        <table:table-row>
          <table:table-cell table:style-name="Table1.A2" office:value-type="string">
            <text:p text:style-name="P4"><text:s text:c="8"/>doc comment(s)</text:p>
          </table:table-cell>
          <table:table-cell table:style-name="Table1.B2" office:value-type="string">
            <text:p text:style-name="P9">## | ///</text:p>
          </table:table-cell>
          <table:table-cell table:style-name="Table1.C2" office:value-type="string">
            <text:p text:style-name="P9">## Doc comment</text:p>
          </table:table-cell>
        </table:table-row>
        <table:table-row>
          <table:table-cell table:style-name="Table1.A2" office:value-type="string">
            <text:p text:style-name="P4"><text:s text:c="8"/><text:span text:style-name="T4">type</text:span> declaration(s)</text:p>
          </table:table-cell>
          <table:table-cell table:style-name="Table1.B2" office:value-type="string">
            <text:p text:style-name="P9"><text:span text:style-name="T17">t</text:span>ype <text:span text:style-name="T17">varname {</text:span>vardecl .. <text:span text:style-name="T17">}</text:span></text:p>
          </table:table-cell>
          <table:table-cell table:style-name="Table1.C2" office:value-type="string">
            <text:p text:style-name="P16">Type {aa:bb cc:dd=12 }</text:p>
          </table:table-cell>
        </table:table-row>
        <table:table-row>
          <table:table-cell table:style-name="Table1.A2" office:value-type="string">
            <text:p text:style-name="P4"><text:s text:c="8"/>variable declaration(s)</text:p>
          </table:table-cell>
          <table:table-cell table:style-name="Table1.B2" office:value-type="string">
            <text:p text:style-name="P9"><text:span text:style-name="T17">t</text:span>ype : var <text:span text:style-name="T17">= init</text:span></text:p>
          </table:table-cell>
          <table:table-cell table:style-name="Table1.C2" office:value-type="string">
            <text:p text:style-name="P16">U32 : var = 1234</text:p>
          </table:table-cell>
        </table:table-row>
        <table:table-row>
          <table:table-cell table:style-name="Table1.A2" office:value-type="string">
            <text:p text:style-name="P4"><text:s text:c="8"/>assignments </text:p>
          </table:table-cell>
          <table:table-cell table:style-name="Table1.B2" office:value-type="string">
            <text:p text:style-name="P9"><text:span text:style-name="T17">v</text:span>ar = expr</text:p>
          </table:table-cell>
          <table:table-cell table:style-name="Table1.C2" office:value-type="string">
            <text:p text:style-name="P16">var = qwerty</text:p>
          </table:table-cell>
        </table:table-row>
        <table:table-row>
          <table:table-cell table:style-name="Table1.A2" office:value-type="string">
            <text:p text:style-name="P4"><text:s text:c="8"/>arithmetic statements</text:p>
          </table:table-cell>
          <table:table-cell table:style-name="Table1.B2" office:value-type="string">
            <text:p text:style-name="P9">var=val<text:span text:style-name="T18">1+val2</text:span></text:p>
          </table:table-cell>
          <table:table-cell table:style-name="Table1.C2" office:value-type="string">
            <text:p text:style-name="P17">Var = 23 + 45 * 5</text:p>
          </table:table-cell>
        </table:table-row>
        <table:table-row>
          <table:table-cell table:style-name="Table1.A2" office:value-type="string">
            <text:p text:style-name="P9">fargs</text:p>
          </table:table-cell>
          <table:table-cell table:style-name="Table1.B2" office:value-type="string">
            <text:p text:style-name="P9"><text:span text:style-name="T17">( argd</text:span>ecl … <text:span text:style-name="T17">)</text:span></text:p>
          </table:table-cell>
          <table:table-cell table:style-name="Table1.C2" office:value-type="string">
            <text:p text:style-name="P17">( u32:aa=1 u16:bb=1 )</text:p>
          </table:table-cell>
        </table:table-row>
        <table:table-row>
          <table:table-cell table:style-name="Table1.A2" office:value-type="string">
            <text:p text:style-name="P4"><text:s text:c="8"/>function declaration(s)</text:p>
          </table:table-cell>
          <table:table-cell table:style-name="Table1.B2" office:value-type="string">
            <text:p text:style-name="P9"><text:span text:style-name="T17">func</text:span> (fargs) { statements } </text:p>
          </table:table-cell>
          <table:table-cell table:style-name="Table1.C2" office:value-type="string">
            <text:p text:style-name="P16">Func ( aa:bb ) {aa=cc bb=dd }</text:p>
          </table:table-cell>
        </table:table-row>
        <table:table-row>
          <table:table-cell table:style-name="Table1.A2" office:value-type="string">
            <text:p text:style-name="P4"><text:s text:c="8"/>function call(s)</text:p>
          </table:table-cell>
          <table:table-cell table:style-name="Table1.B2" office:value-type="string">
            <text:p text:style-name="P9"><text:span text:style-name="T17">F</text:span>unc() <text:span text:style-name="T17">| func(aa)</text:span></text:p>
          </table:table-cell>
          <table:table-cell table:style-name="Table1.C2" office:value-type="string">
            <text:p text:style-name="P16">var <text:s/>= func (bb) </text:p>
          </table:table-cell>
        </table:table-row>
      </table:table>
      <text:p text:style-name="Standard"/>
      <text:h text:style-name="Heading_20_3" text:outline-level="3"><text:bookmark-start text:name="__RefHeading___Toc1440_4109188922"/><text:s/>Comments:<text:bookmark-end text:name="__RefHeading___Toc1440_4109188922"/></text:h>
      <text:p text:style-name="Standard"/>
      <text:p text:style-name="P18"><text:s text:c="8"/><text:span text:style-name="T19">from </text:span># <text:span text:style-name="T8">to the end of line </text:span></text:p>
      <text:p text:style-name="Standard"><text:s text:c="8"/>from // to end of line</text:p>
      <text:p text:style-name="Standard"><text:s text:c="8"/>between <text:s text:c="3"/>/* */ <text:span text:style-name="T19">every</text:span><text:span text:style-name="T8">wh</text:span><text:span text:style-name="T19">e</text:span><text:span text:style-name="T8">re space </text:span><text:span text:style-name="T19">can be inserted</text:span></text:p>
      <text:p text:style-name="Standard"/>
      <text:h text:style-name="Heading_20_3" text:outline-level="3"><text:bookmark-start text:name="__RefHeading___Toc1442_4109188922"/><text:s/>Doc comments:<text:bookmark-end text:name="__RefHeading___Toc1442_4109188922"/></text:h>
      <text:p text:style-name="Standard"/>
      <text:p text:style-name="Standard"><text:s text:c="8"/>from <text:s text:c="3"/>## to the end of line</text:p>
      <text:p text:style-name="Standard"><text:s text:c="8"/>from <text:s text:c="3"/>/// to end of line</text:p>
      <text:p text:style-name="P19"><text:s text:c="8"/>between /** <text:s/>*/ <text:span text:style-name="T19">every</text:span><text:span text:style-name="T8">wh</text:span><text:span text:style-name="T19">e</text:span><text:span text:style-name="T8">re space </text:span><text:span text:style-name="T19">can be inserted</text:span></text:p>
      <text:p text:style-name="Standard"/>
      <text:h text:style-name="Heading_20_3" text:outline-level="3"><text:bookmark-start text:name="__RefHeading___Toc1444_4109188922"/><text:s/>Line continuation:<text:bookmark-end text:name="__RefHeading___Toc1444_4109188922"/></text:h>
      <text:p text:style-name="Standard"/>
      <text:p text:style-name="Standard"><text:s text:c="4"/>Lines are continued on the next line if backslash is at the end.</text:p>
      <text:p text:style-name="Standard"><text:span text:style-name="T2"><text:tab/></text:span><text:span text:style-name="T3">(</text:span> Trailing spaces are discarded ?<text:span text:style-name="T20">)</text:span></text:p>
      <text:p text:style-name="Standard"/>
      <text:h text:style-name="Heading_20_3" text:outline-level="3"><text:bookmark-start text:name="__RefHeading___Toc1446_4109188922"/><text:s/>Platform statement(s):<text:bookmark-end text:name="__RefHeading___Toc1446_4109188922"/></text:h>
      <text:p text:style-name="Standard"/>
      <text:p text:style-name="P19"><text:s text:c="4"/>platform_name <text:s/>native / cross</text:p>
      <text:p text:style-name="P19"/>
      <text:p text:style-name="P19"><text:soft-page-break/>The generated code <text:span text:style-name="T20">is x86_64 native by default.</text:span></text:p>
      <text:p text:style-name="Standard"><text:s text:c="4"/></text:p>
      <text:h text:style-name="Heading_20_2" text:outline-level="2"><text:bookmark-start text:name="__RefHeading___Toc1448_4109188922"/>Language Statements<text:bookmark-end text:name="__RefHeading___Toc1448_4109188922"/></text:h>
      <text:h text:style-name="Heading_20_3" text:outline-level="3"><text:s/>Import statement(s):</text:h>
      <text:p text:style-name="Standard"/>
      <text:p text:style-name="Standard"><text:s text:c="4"/>Import interface from source file or interface file. %<text:span text:style-name="T20">import </text:span></text:p>
      <text:p text:style-name="Standard"/>
      <text:h text:style-name="Heading_20_3" text:outline-level="3">Loop statement: </text:h>
      <text:p text:style-name="P27">The loop is a construct that loops forever. Terminating the loop can be done by the break condition.</text:p>
      <text:p text:style-name="P27"/>
      <text:p text:style-name="P27">Syntax: loop {loop_body}</text:p>
      <text:h text:style-name="Heading_20_3" text:outline-level="3">Conditionals:</text:h>
      <text:p text:style-name="P28">Syntax: <text:s text:c="3"/>if (condition) {if_body} elif (condition) {elif_body} else {else_body}</text:p>
      <text:p text:style-name="P27"/>
      <text:h text:style-name="Heading_20_3" text:outline-level="3"><text:bookmark-start text:name="__RefHeading___Toc1450_4109188922"/>Data declarations:<text:bookmark-end text:name="__RefHeading___Toc1450_4109188922"/></text:h>
      <text:p text:style-name="Standard"/>
      <text:p text:style-name="P10"><text:s text:c="4"/>type<text:span text:style-name="T9">name</text:span>:varname=initval;</text:p>
      <text:p text:style-name="P10"><text:s text:c="4"/>type<text:span text:style-name="T9">name</text:span>:varname</text:p>
      <text:p text:style-name="P10"><text:s text:c="4"/></text:p>
      <text:h text:style-name="Heading_20_4" text:outline-level="4"><text:bookmark-start text:name="__RefHeading___Toc1452_4109188922"/><text:span text:style-name="T20">Builtin T</text:span>ypes:<text:bookmark-end text:name="__RefHeading___Toc1452_4109188922"/></text:h>
      <text:p text:style-name="Standard"/>
      <text:p text:style-name="Standard"><text:s text:c="4"/>u8; u16; u32; u64; <text:s text:c="9"/>; Unsigned integers</text:p>
      <text:p text:style-name="Standard"><text:s text:c="4"/>s8; s16; s32 <text:s/>s64; <text:s text:c="11"/>; Signed integers</text:p>
      <text:p text:style-name="Standard"/>
      <text:p text:style-name="Standard"><text:s text:c="4"/>single, double, quad <text:s text:c="7"/>; Floating point types</text:p>
      <text:p text:style-name="Standard"/>
      <text:h text:style-name="Heading_20_4" text:outline-level="4"><text:bookmark-start text:name="__RefHeading___Toc1454_4109188922"/>Custom types:<text:bookmark-end text:name="__RefHeading___Toc1454_4109188922"/></text:h>
      <text:p text:style-name="P12"><text:s text:c="3"/>type <text:span text:style-name="T10">typename </text:span><text:span text:style-name="T11">{ typename:</text:span>varname1 <text:span text:style-name="T11">typename:</text:span>varname2 .... <text:span text:style-name="T11">}</text:span></text:p>
      <text:p text:style-name="P11"><text:s text:c="3"/></text:p>
      <text:h text:style-name="P24" text:outline-level="4"><text:bookmark-start text:name="__RefHeading___Toc1456_4109188922"/>Aggregates:<text:bookmark-end text:name="__RefHeading___Toc1456_4109188922"/></text:h>
      <text:p text:style-name="P7"><text:s text:c="3"/><text:span text:style-name="T12">typename : varname = val </text:span></text:p>
      <text:h text:style-name="Heading_20_4" text:outline-level="4"><text:bookmark-start text:name="__RefHeading___Toc1458_4109188922"/><text:s/>Data attributes:<text:bookmark-end text:name="__RefHeading___Toc1458_4109188922"/></text:h>
      <text:p text:style-name="Standard"><text:s text:c="4"/>constant volatile static external registe<text:span text:style-name="T20">r</text:span></text:p>
      <text:p text:style-name="Standard"/>
      <text:h text:style-name="Heading_20_3" text:outline-level="3"><text:bookmark-start text:name="__RefHeading___Toc1462_4109188922"/><text:s/>Constant Strings:<text:bookmark-end text:name="__RefHeading___Toc1462_4109188922"/></text:h>
      <text:p text:style-name="Standard"/>
      <text:p text:style-name="Standard"><text:soft-page-break/><text:s text:c="6"/>Between " and " <text:span text:style-name="T20">and / </text:span>or between ' and ' <text:span text:style-name="T26">characters</text:span>; <text:span text:style-name="T26">This allows escape free quoting within a string. For example: “hello ‘quoted’ world” or ‘hello “quoted” world’</text:span></text:p>
      <text:p text:style-name="Standard"/>
      <text:p text:style-name="Standard"><text:s text:c="6"/>Escape characters:</text:p>
      <text:p text:style-name="Standard"/>
      <text:p text:style-name="P26"><text:s text:c="8"/><text:tab/>\" \' </text:p>
      <text:p text:style-name="P26"><text:span text:style-name="T25"><text:tab/>\</text:span>r \n \a \t \b \v \f \e </text:p>
      <text:p text:style-name="P26"><text:tab/>\? \\ </text:p>
      <text:p text:style-name="Standard"/>
      <text:p text:style-name="Standard"><text:s text:c="8"/>\xXX \uUUUU</text:p>
      <text:p text:style-name="Standard"><text:s text:c="8"/>hex <text:s text:c="3"/>unicode</text:p>
      <text:h text:style-name="Heading_20_2" text:outline-level="2"><text:bookmark-start text:name="__RefHeading___Toc1466_4109188922"/><text:s text:c="2"/>Functions:<text:bookmark-end text:name="__RefHeading___Toc1466_4109188922"/></text:h>
      <text:p text:style-name="Standard"/>
      <text:p text:style-name="Standard"><text:s text:c="4"/>func funcname () { funcbody }</text:p>
      <text:p text:style-name="Standard"><text:s text:c="4"/>func funcname ( arg_declarelist ) { funcbody }</text:p>
      <text:p text:style-name="Standard"/>
      <text:p text:style-name="Standard"><text:s text:c="8"/>arg_declerelist:</text:p>
      <text:p text:style-name="Standard"><text:s text:c="12"/>type1:var=init <text:s/>…</text:p>
      <text:p text:style-name="Standard"/>
      <text:p text:style-name="Standard"><text:s text:c="7"/><text:span text:style-name="T13">funcbody</text:span></text:p>
      <text:p text:style-name="Standard"><text:tab/><text:span text:style-name="T20">any valid statement</text:span></text:p>
      <text:p text:style-name="Standard"><text:tab/><text:span text:style-name="T20">return retval</text:span></text:p>
      <text:p text:style-name="Standard"/>
      <text:p text:style-name="Standard"><text:s text:c="8"/>// ?? TODO ??</text:p>
      <text:p text:style-name="Standard"><text:s text:c="8"/>//max six arguments, loaded into ax bx .. si, di</text:p>
      <text:p text:style-name="Standard"><text:s text:c="8"/>// <text:s text:c="3"/>(al-&gt;8 bit -- ax-&gt;16 bit -- eax-&gt;32 bit)</text:p>
      <text:p text:style-name="Standard"/>
      <text:p text:style-name="Standard"><text:s text:c="8"/>Stack is not changed by the args. Optional args are not set.</text:p>
      <text:p text:style-name="Standard"/>
      <text:p text:style-name="Standard"><text:s text:c="8"/>Function body may contain all elements that are permitted outside of</text:p>
      <text:p text:style-name="Standard"><text:s text:c="8"/>function, and the return statement.</text:p>
      <text:p text:style-name="Standard"/>
      <text:p text:style-name="Standard"><text:s text:c="8"/><text:span text:style-name="T21">Global s</text:span> are allocated and initialized, uninitialized vars are zeroed</text:p>
      <text:p text:style-name="Standard"><text:s text:c="8"/><text:span text:style-name="T21">Lo</text:span>cal variables are assigned on the stack</text:p>
      <text:p text:style-name="Standard"><text:s text:c="8"/><text:span text:style-name="T21">E</text:span>xpression temporaries are on the stack</text:p>
      <text:p text:style-name="Standard"/>
      <text:p text:style-name="P20"><text:s text:c="8"/><text:tab/>Return value is delivered in rax. <text:s/>(al, eax, rax); </text:p>
      <text:p text:style-name="P20"><text:tab/>If the <text:s/>function does not specify a return a value, zero is returned.</text:p>
      <text:p text:style-name="Standard"/>
      <text:p text:style-name="Standard"><text:s text:c="8"/><text:tab/>Because the function calls do not change the stack, functions ca<text:span text:style-name="T22">n </text:span>be called without a prototype. <text:tab/>The function itself is responsible to restore the stack allocated during execution.</text:p>
      <text:p text:style-name="Standard"/>
      <text:p text:style-name="Standard"><text:s text:c="4"/><text:tab/><text:span text:style-name="T22">func </text:span>funcname ( arg declarelist ) { funcbody }</text:p>
      <text:p text:style-name="Standard"/>
      <text:h text:style-name="Heading_20_2" text:outline-level="2"><text:bookmark-start text:name="__RefHeading___Toc1468_4109188922"/><text:s/>Allocations:<text:bookmark-end text:name="__RefHeading___Toc1468_4109188922"/></text:h>
      <text:p text:style-name="Standard"/>
      <text:p text:style-name="Standard"><text:soft-page-break/><text:s text:c="8"/>Memory is allocated <text:span text:style-name="T23">from</text:span> the free store. <text:span text:style-name="T24">(</text:span> initialized or uninitialized <text:span text:style-name="T24">)</text:span></text:p>
      <text:p text:style-name="Standard"/>
      <text:h text:style-name="Heading_20_3" text:outline-level="3"><text:bookmark-start text:name="__RefHeading___Toc1470_4109188922"/><text:s/>Exceptions:<text:bookmark-end text:name="__RefHeading___Toc1470_4109188922"/></text:h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 The long exception code is then</text:p>
      <text:p text:style-name="Standard"><text:s text:c="8"/>called by way of stack patching, simiar to the low side of the interrupts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pointer variable is reset, and exception report reset automatically.</text:p>
      <text:p text:style-name="Standard"/>
      <text:h text:style-name="Heading_20_3" text:outline-level="3"><text:bookmark-start text:name="__RefHeading___Toc1472_4109188922"/><text:s/>Expressions:<text:bookmark-end text:name="__RefHeading___Toc1472_4109188922"/></text:h>
      <text:p text:style-name="Standard"/>
      <text:p text:style-name="Standard"><text:s text:c="8"/>Expressions are evaluated much like in 'C'. New operators are introduced,</text:p>
      <text:p text:style-name="Standard"><text:s text:c="8"/>and the order of precendece follows industrial conventions.</text:p>
      <text:p text:style-name="Standard"><text:s text:c="8"/>The operators are obeying the signed / unsigned interpretation</text:p>
      <text:p text:style-name="Standard"><text:s text:c="8"/>of variables, in case the oparator sign-nesses are in conflict,</text:p>
      <text:p text:style-name="Standard"><text:s text:c="8"/>the compiler reports an error.</text:p>
      <text:p text:style-name="Standard"/>
      <text:h text:style-name="Heading_20_3" text:outline-level="3"><text:bookmark-start text:name="__RefHeading___Toc1474_4109188922"/><text:s/>Type conversions:<text:bookmark-end text:name="__RefHeading___Toc1474_4109188922"/></text:h>
      <text:p text:style-name="Standard"/>
      <text:p text:style-name="Standard"><text:s text:c="8"/>Casting not required upwards, to larger storage size. Size promotion</text:p>
      <text:p text:style-name="Standard"><text:s text:c="8"/>is automatic.</text:p>
      <text:p text:style-name="Standard"/>
      <text:p text:style-name="Standard"><text:s text:c="8"/>(type) <text:s text:c="3"/>cast to type</text:p>
      <text:p text:style-name="Standard"/>
      <text:h text:style-name="Heading_20_3" text:outline-level="3"><text:bookmark-start text:name="__RefHeading___Toc1476_4109188922"/><text:s text:c="4"/>Grouping:<text:bookmark-end text:name="__RefHeading___Toc1476_4109188922"/></text:h>
      <text:p text:style-name="Standard"/>
      <text:p text:style-name="Standard"><text:s text:c="8"/>( .. ) <text:s text:c="3"/>give precedence to expression in braces</text:p>
      <text:p text:style-name="Standard"/>
      <text:h text:style-name="Heading_20_4" text:outline-level="4"><text:bookmark-start text:name="__RefHeading___Toc1478_4109188922"/><text:s text:c="4"/>Unary:<text:bookmark-end text:name="__RefHeading___Toc1478_4109188922"/></text:h>
      <text:p text:style-name="Standard"/>
      <text:p text:style-name="Standard"><text:s text:c="8"/>! <text:s text:c="10"/>not bitwise</text:p>
      <text:p text:style-name="Standard"><text:s text:c="9"/>!! <text:s text:c="7"/>not logical</text:p>
      <text:p text:style-name="Standard"><text:s text:c="8"/>&amp; <text:s text:c="9"/>address of</text:p>
      <text:p text:style-name="Standard"><text:s text:c="8"/>* <text:s text:c="7"/>dereference of</text:p>
      <text:p text:style-name="Standard"><text:s text:c="8"/>- <text:s text:c="9"/>unary minus</text:p>
      <text:p text:style-name="Standard"><text:s text:c="8"/>^ <text:s text:c="9"/>power of</text:p>
      <text:p text:style-name="Standard"><text:s text:c="8"/>++ <text:s text:c="7"/>increment (pre only)</text:p>
      <text:p text:style-name="Standard"><text:s text:c="8"/>-- <text:s text:c="7"/>decrement (pre only)</text:p>
      <text:p text:style-name="Standard"/>
      <text:h text:style-name="Heading_20_4" text:outline-level="4"><text:bookmark-start text:name="__RefHeading___Toc1480_4109188922"/><text:soft-page-break/><text:s text:c="4"/>Binary:<text:bookmark-end text:name="__RefHeading___Toc1480_4109188922"/></text:h>
      <text:p text:style-name="Standard"/>
      <text:p text:style-name="Standard"><text:s text:c="8"/>* <text:s text:c="7"/>multiply</text:p>
      <text:p text:style-name="Standard"><text:s text:c="8"/>/ <text:s text:c="8"/>divide</text:p>
      <text:p text:style-name="Standard"><text:s text:c="8"/>/% <text:s text:c="8"/>int divide</text:p>
      <text:p text:style-name="Standard"><text:s text:c="8"/>% <text:s text:c="8"/>modulus</text:p>
      <text:p text:style-name="Standard"><text:s text:c="8"/>+ <text:s text:c="7"/>addition</text:p>
      <text:p text:style-name="Standard"><text:s text:c="8"/>- <text:s text:c="7"/>substration</text:p>
      <text:p text:style-name="Standard"/>
      <text:h text:style-name="Heading_20_4" text:outline-level="4"><text:bookmark-start text:name="__RefHeading___Toc1482_4109188922"/><text:s text:c="4"/>Binary Logical:<text:bookmark-end text:name="__RefHeading___Toc1482_4109188922"/></text:h>
      <text:p text:style-name="Standard"/>
      <text:p text:style-name="Standard"><text:s text:c="9"/>&amp;&amp; <text:s text:c="7"/>and</text:p>
      <text:p text:style-name="Standard"><text:s text:c="9"/>|| <text:s text:c="5"/>or</text:p>
      <text:p text:style-name="Standard"><text:s text:c="9"/>^^ <text:s text:c="5"/>xor</text:p>
      <text:p text:style-name="Standard"/>
      <text:h text:style-name="Heading_20_4" text:outline-level="4"><text:bookmark-start text:name="__RefHeading___Toc1484_4109188922"/><text:s text:c="4"/>Binary Bitwise:<text:bookmark-end text:name="__RefHeading___Toc1484_4109188922"/></text:h>
      <text:p text:style-name="Standard"/>
      <text:p text:style-name="Standard"><text:s text:c="8"/>&amp; <text:s text:c="6"/>and</text:p>
      <text:p text:style-name="Standard"><text:s text:c="8"/>| <text:s text:c="6"/>or</text:p>
      <text:p text:style-name="Standard"><text:s text:c="8"/>^ <text:s text:c="6"/>xor</text:p>
      <text:p text:style-name="Standard"/>
      <text:h text:style-name="Heading_20_4" text:outline-level="4"><text:bookmark-start text:name="__RefHeading___Toc1486_4109188922"/><text:s text:c="4"/>Binary bitwise operators:<text:bookmark-end text:name="__RefHeading___Toc1486_4109188922"/></text:h>
      <text:p text:style-name="Standard"/>
      <text:p text:style-name="Standard"><text:s text:c="8"/>&gt;&gt; <text:s text:c="4"/>shift right</text:p>
      <text:p text:style-name="Standard"><text:s text:c="8"/>&lt;&lt; <text:s text:c="4"/>shift left</text:p>
      <text:p text:style-name="Standard"/>
      <text:p text:style-name="Standard"><text:s text:c="8"/>&lt;&lt;&lt; <text:s/>rotate left</text:p>
      <text:p text:style-name="Standard"><text:s text:c="8"/>&gt;&gt;&gt; <text:s/>rotate right</text:p>
      <text:p text:style-name="Standard"/>
      <text:h text:style-name="Heading_20_4" text:outline-level="4"><text:bookmark-start text:name="__RefHeading___Toc1488_4109188922"/><text:s/>Conditionals:<text:bookmark-end text:name="__RefHeading___Toc1488_4109188922"/></text:h>
      <text:p text:style-name="Standard"/>
      <text:p text:style-name="Standard"><text:s text:c="8"/>&gt; <text:s text:c="7"/>larger <text:s/>(left larger then right)</text:p>
      <text:p text:style-name="Standard"><text:s text:c="8"/>&lt; <text:s text:c="7"/>smaller</text:p>
      <text:p text:style-name="Standard"><text:s text:c="8"/>&gt;= <text:s text:c="7"/>larger equal</text:p>
      <text:p text:style-name="Standard"><text:s text:c="8"/>&lt;= <text:s text:c="7"/>smaller equal</text:p>
      <text:p text:style-name="Standard"><text:s text:c="8"/>== <text:s text:c="7"/>equal</text:p>
      <text:p text:style-name="Standard"><text:s text:c="8"/>!= <text:s text:c="7"/>not equal</text:p>
      <text:p text:style-name="Standard"/>
      <text:h text:style-name="Heading_20_4" text:outline-level="4"><text:bookmark-start text:name="__RefHeading___Toc1490_4109188922"/><text:s text:c="2"/>Assignments:<text:bookmark-end text:name="__RefHeading___Toc1490_4109188922"/></text:h>
      <text:p text:style-name="Standard"/>
      <text:p text:style-name="Standard"><text:s text:c="8"/>= <text:s text:c="7"/>expr</text:p>
      <text:p text:style-name="Standard"><text:s text:c="8"/>= <text:s text:c="7"/>cond</text:p>
      <text:p text:style-name="Standard"><text:s text:c="8"/>= <text:s text:c="7"/>const</text:p>
      <text:p text:style-name="Standard"><text:soft-page-break/></text:p>
      <text:h text:style-name="Heading_20_4" text:outline-level="4"><text:bookmark-start text:name="__RefHeading___Toc1492_4109188922"/><text:s text:c="2"/>Conditional elements:<text:bookmark-end text:name="__RefHeading___Toc1492_4109188922"/></text:h>
      <text:p text:style-name="Standard"/>
      <text:p text:style-name="Standard"><text:s text:c="4"/>if(condition)</text:p>
      <text:p text:style-name="Standard"><text:s text:c="8"/>{</text:p>
      <text:p text:style-name="Standard"><text:s text:c="8"/>}</text:p>
      <text:p text:style-name="Standard"><text:s text:c="4"/>elseif(condition2)</text:p>
      <text:p text:style-name="Standard"><text:s text:c="8"/>{</text:p>
      <text:p text:style-name="Standard"><text:s text:c="8"/>}</text:p>
      <text:p text:style-name="Standard"><text:s text:c="4"/>else</text:p>
      <text:p text:style-name="Standard"><text:s text:c="8"/>{</text:p>
      <text:p text:style-name="Standard"><text:s text:c="8"/>}</text:p>
      <text:p text:style-name="Standard"/>
      <text:h text:style-name="Heading_20_4" text:outline-level="4"><text:bookmark-start text:name="__RefHeading___Toc1494_4109188922"/><text:s/>Looping elements:<text:bookmark-end text:name="__RefHeading___Toc1494_4109188922"/></text:h>
      <text:p text:style-name="Standard"/>
      <text:p text:style-name="Standard"><text:s text:c="5"/>loop</text:p>
      <text:p text:style-name="Standard"><text:s text:c="9"/>{</text:p>
      <text:p text:style-name="Standard"><text:s text:c="8"/>decl;</text:p>
      <text:p text:style-name="Standard"/>
      <text:p text:style-name="Standard"><text:s text:c="8"/>enter { decl init }</text:p>
      <text:p text:style-name="Standard"><text:s text:c="8"/>leave { decl closure }</text:p>
      <text:p text:style-name="Standard"><text:s text:c="8"/>cont <text:s/>{ decl closure }</text:p>
      <text:p text:style-name="Standard"/>
      <text:p text:style-name="Standard"><text:s text:c="9"/>if(condition)</text:p>
      <text:p text:style-name="Standard"><text:s text:c="13"/>break level;</text:p>
      <text:p text:style-name="Standard"/>
      <text:p text:style-name="Standard"><text:s text:c="8"/>if(condition2)</text:p>
      <text:p text:style-name="Standard"><text:s text:c="12"/>continue;</text:p>
      <text:p text:style-name="Standard"><text:s text:c="9"/>}</text:p>
      <text:p text:style-name="Standard"/>
      <text:p text:style-name="Standard"><text:s text:c="2"/>Looping creates an infinite loop, and break conditions need to be tested. Enter</text:p>
      <text:p text:style-name="Standard"><text:s text:c="2"/>clause executes on entry; leave clause executes on exit;</text:p>
      <text:p text:style-name="Standard"/>
      <text:h text:style-name="Heading_20_4" text:outline-level="4"><text:bookmark-start text:name="__RefHeading___Toc1496_4109188922"/><text:s/>Execution control:<text:bookmark-end text:name="__RefHeading___Toc1496_4109188922"/></text:h>
      <text:p text:style-name="Standard"/>
      <text:p text:style-name="Standard"><text:s text:c="2"/>The goto statement transfers control to the label. Intra function</text:p>
      <text:p text:style-name="Standard"><text:s text:c="2"/>goto only;</text:p>
      <text:p text:style-name="Standard"/>
      <text:p text:style-name="Standard"><text:s text:c="4"/>label:</text:p>
      <text:p text:style-name="Standard"><text:s text:c="4"/>goto label;</text:p>
      <text:p text:style-name="Standard"/>
      <text:p text:style-name="Standard">Additional language features:</text:p>
      <text:p text:style-name="Standard"/>
      <text:p text:style-name="Standard"><text:s text:c="4"/>No duplicate definitions of variables are permitted. This is to</text:p>
      <text:p text:style-name="Standard">prevent local variables overriding global variables, a common source of errors</text:p>
      <text:p text:style-name="Standard">in traditional languages. Variables and functions share the same name space, so no</text:p>
      <text:p text:style-name="Standard"><text:soft-page-break/>conflicting vars and func names are allowed either.</text:p>
      <text:p text:style-name="Standard"/>
      <text:p text:style-name="Standard"><text:s text:c="5"/>No nested functions.</text:p>
      <text:p text:style-name="Standard"/>
      <text:h text:style-name="Heading_20_3" text:outline-level="3"/>
      <text:h text:style-name="Heading_20_2" text:outline-level="2"><text:bookmark-start text:name="__RefHeading___Toc1500_4109188922"/><text:s/>Preprocessing:<text:bookmark-end text:name="__RefHeading___Toc1500_4109188922"/></text:h>
      <text:p text:style-name="Standard"/>
      <text:p text:style-name="Standard"><text:s text:c="4"/>Pre - Processing is controlled by defined names and %ifdef statements. <text:s/>The definitions are in an and exist / does not exist state. The pre-processor is executed before every other stage. The pre processor items are denoted by the '%' start char, and ended with the semi-colon ';' or new-line '\n'.</text:p>
      <text:p text:style-name="Standard"/>
      <text:p text:style-name="Standard"><text:s text:c="4"/>The pre-processor maintains the following vars:</text:p>
      <text:p text:style-name="Standard"/>
      <text:p text:style-name="Preformatted_20_Text"><text:s text:c="8"/>__file__ <text:s/>__line__ <text:s/>__func__</text:p>
      <text:p text:style-name="Preformatted_20_Text"><text:s text:c="8"/>__date__ <text:s text:c="2"/>__time__ <text:s text:c="3"/>(current compile date/time)</text:p>
      <text:p text:style-name="Preformatted_20_Text"/>
      <text:p text:style-name="Standard"><text:s text:c="4"/>Optional variables may be set by a configuration file. (./pcomp.conf)</text:p>
      <text:p text:style-name="Standard"/>
      <text:p text:style-name="Preformatted_20_Text"><text:s text:c="8"/>__platform__ __target__</text:p>
      <text:p text:style-name="Preformatted_20_Text"><text:s text:c="8"/>__author__ <text:s/>__copyright__</text:p>
      <text:p text:style-name="Preformatted_20_Text"><text:s text:c="8"/>__version__ __code_version__</text:p>
      <text:p text:style-name="Preformatted_20_Text"/>
      <text:p text:style-name="P2"><text:s text:c="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<text:s/>%define </text:p>
          </table:table-cell>
          <table:table-cell table:style-name="Table2.B1" office:value-type="string">
            <text:p text:style-name="P2">VARNAME</text:p>
          </table:table-cell>
          <table:table-cell table:style-name="Table2.C1" office:value-type="string">
            <text:p text:style-name="P2"/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value</text:p>
          </table:table-cell>
        </table:table-row>
        <table:table-row>
          <table:table-cell table:style-name="Table2.A2" office:value-type="string">
            <text:p text:style-name="Standard"><text:s text:c="4"/>%define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“value”</text:p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expresion</text:p>
          </table:table-cell>
        </table:table-row>
        <table:table-row>
          <table:table-cell table:style-name="Table2.A2" office:value-type="string">
            <text:p text:style-name="Standard"><text:s text:c="4"/>%ifdef <text:s/></text:p>
          </table:table-cell>
          <table:table-cell table:style-name="Table2.B2" office:value-type="string">
            <text:p text:style-name="P2">DEFVAR</text:p>
          </table:table-cell>
          <table:table-cell table:style-name="Table2.C2" office:value-type="string">
            <text:p text:style-name="P2"><text:s/>Statement list</text:p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P2"><text:s text:c="2"/>DEFVAR</text:p>
          </table:table-cell>
          <table:table-cell table:style-name="Table2.C2" office:value-type="string">
            <text:p text:style-name="P2"><text:s text:c="4"/>Statement list</text:p>
          </table:table-cell>
        </table:table-row>
        <table:table-row>
          <table:table-cell table:style-name="Table2.A2" office:value-type="string">
            <text:p text:style-name="Standard"><text:s text:c="4"/>%ifdef</text:p>
          </table:table-cell>
          <table:table-cell table:style-name="Table2.B2" office:value-type="string">
            <text:p text:style-name="P2"><text:s text:c="5"/>Statement list2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ifdef <text:s/>DEFVAR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ifdef <text:s/>DEFVAR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3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acro <text:s text:c="3"/>MACNAME(arg1, <text:soft-page-break/>arg2 ... argn)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mac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rror <text:s/>"Exit with Message to display"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2"/></text:p>
          </table:table-cell>
          <table:table-cell table:style-name="Table2.B2" office:value-type="string">
            <text:p text:style-name="P2">"Message to display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"Message strings " + </text:p>
          </table:table-cell>
          <table:table-cell table:style-name="Table2.C2" office:value-type="string">
            <text:p text:style-name="P2">"concatinated"</text:p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expression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l <text:s text:c="6"/></text:p>
          </table:table-cell>
          <table:table-cell table:style-name="Table2.B2" office:value-type="string">
            <text:p text:style-name="P2"><text:s text:c="2"/>"Add New line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ewline <text:s text:c="3"/></text:p>
          </table:table-cell>
          <table:table-cell table:style-name="Table2.B2" office:value-type="string">
            <text:p text:style-name="P2">"Alias for %nl"</text:p>
          </table:table-cell>
          <table:table-cell table:style-name="Table2.C2" office:value-type="string">
            <text:p text:style-name="Standard"/>
          </table:table-cell>
        </table:table-row>
      </table:table>
      <text:p text:style-name="Standard"/>
      <text:p text:style-name="P2">Heading 3</text:p>
      <text:p text:style-name="P2"/>
      <text:p text:style-name="Standard"><text:s text:c="4"/>The pre processing expression:</text:p>
      <text:p text:style-name="Standard"/>
      <text:p text:style-name="Standard"><text:s text:c="8"/>operators: (in order of precedence)</text:p>
      <text:p text:style-name="Standard"/>
      <text:p text:style-name="Preformatted_20_Text"><text:s text:c="12"/>() * / 5 + - | &amp; ^</text:p>
      <text:p text:style-name="Standard"/>
      <text:p text:style-name="Standard"><text:s text:c="4"/>Preprocessor comments:</text:p>
      <text:p text:style-name="Standard"/>
      <text:p text:style-name="Standard"><text:s text:c="8"/>Starts with '#' or '//' to the end of line.</text:p>
      <text:p text:style-name="Standard"/>
      <text:p text:style-name="Standard"><text:s text:c="8"/>Comments are valid anywhere outside statements;</text:p>
      <text:p text:style-name="P2"><text:s text:c="8"/></text:p>
      <text:p text:style-name="P2"><text:tab/>For example:</text:p>
      <text:p text:style-name="Standard"><text:s text:c="16"/>%msg hello ; # comment</text:p>
      <text:p text:style-name="Standard"><text:s text:c="16"/>%msg hello <text:s text:c="2"/># invalid comment</text:p>
      <text:p text:style-name="Standard"/>
      <text:p text:style-name="Standard"><text:s text:c="4"/>Strings:</text:p>
      <text:p text:style-name="Standard"><text:s text:c="8"/>Nested between " and "</text:p>
      <text:p text:style-name="Standard"><text:s text:c="8"/>Nested between ' and '</text:p>
      <text:p text:style-name="Standard"/>
      <text:p text:style-name="Standard"><text:s text:c="8"/>Data types: <text:s text:c="9"/>Example</text:p>
      <text:p text:style-name="Standard"><text:s text:c="4"/>--------------------------------------------------</text:p>
      <text:p text:style-name="Standard"><text:s text:c="8"/>u(size) <text:s text:c="9"/>u32</text:p>
      <text:p text:style-name="Standard"><text:s text:c="8"/>s(size) <text:s text:c="9"/>s32</text:p>
      <text:p text:style-name="Standard"><text:s text:c="8"/>p(size) <text:s text:c="9"/>p32</text:p>
      <text:p text:style-name="Standard"><text:s text:c="8"/>Strings: <text:s text:c="8"/>"1234"</text:p>
      <text:p text:style-name="Standard"><text:s text:c="8"/>Identifiers: <text:s text:c="4"/>abcd _abcd 1234</text:p>
      <text:p text:style-name="Standard"><text:s text:c="8"/>Numbers: <text:s text:c="8"/>0x1234 1234 0y0101</text:p>
      <text:p text:style-name="Standard"><text:s text:c="8"/>Expressions: <text:s text:c="4"/>1234+1234</text:p>
      <text:p text:style-name="Standard"/>
      <text:p text:style-name="Standard"><text:s/>The notion of multipass items.</text:p>
      <text:p text:style-name="Standard"/>
      <text:p text:style-name="Standard"><text:soft-page-break/><text:s text:c="4"/>preprocess</text:p>
      <text:p text:style-name="Standard"><text:s text:c="4"/>compile</text:p>
      <text:p text:style-name="Standard"><text:s text:c="4"/>generate assembly</text:p>
      <text:p text:style-name="Standard"><text:s text:c="4"/>assemble</text:p>
      <text:p text:style-name="Standard"><text:s text:c="4"/>link</text:p>
      <text:p text:style-name="Standard"/>
      <text:p text:style-name="Standard"><text:s text:c="4"/>comment extraction -&gt; to create optional interface file</text:p>
      <text:p text:style-name="Standard"/>
      <text:p text:style-name="Standard"># pcomp Compiler studies</text:p>
      <text:p text:style-name="Standard"/>
      <text:p text:style-name="Standard"><text:s text:c="4"/>## pcomp - parallel compiler</text:p>
      <text:p text:style-name="Standard"/>
      <text:p text:style-name="Standard">Types:</text:p>
      <text:p text:style-name="Standard"/>
      <text:p text:style-name="Standard"><text:s text:c="4"/>u8; u16; u32; <text:s text:c="17"/>; Unsigned integers</text:p>
      <text:p text:style-name="Standard"><text:s text:c="4"/>s8; s16; s32; <text:s text:c="17"/>; Signed integers</text:p>
      <text:p text:style-name="Standard"/>
      <text:p text:style-name="Standard"><text:s text:c="4"/>single, <text:s text:c="3"/>double, quad <text:s text:c="8"/>; Floating point IEEE types</text:p>
      <text:p text:style-name="Standard"/>
      <text:p text:style-name="Standard"><text:s text:c="4"/>p8; p16; p32 <text:s text:c="16"/>; pointer types:</text:p>
      <text:p text:style-name="Standard"/>
      <text:p text:style-name="Standard"><text:s text:c="2"/>Custom types, compound variables, aggregates:</text:p>
      <text:p text:style-name="Standard"/>
      <text:p text:style-name="Standard"><text:s text:c="4"/>type newtype realtype <text:s text:c="8"/>; declared as an alias</text:p>
      <text:p text:style-name="Standard"><text:s text:c="4"/>type newtype type:name type2:name2 ...</text:p>
      <text:p text:style-name="Standard"/>
      <text:p text:style-name="Standard"><text:s text:c="2"/>Delarations:</text:p>
      <text:p text:style-name="Standard"/>
      <text:p text:style-name="Standard"><text:s text:c="4"/>Declaring a variable is done via:</text:p>
      <text:p text:style-name="Standard"/>
      <text:p text:style-name="Standard"><text:s text:c="8"/>type:name=value</text:p>
      <text:p text:style-name="Standard"/>
      <text:p text:style-name="Standard"><text:s text:c="4"/>A variable has to be declared to be used. Custom types</text:p>
      <text:p text:style-name="Standard"><text:s text:c="4"/>will descend to their original native types via aliases.</text:p>
      <text:p text:style-name="Standard"/>
      <text:p text:style-name="Standard"><text:s text:c="4"/>Pointers:</text:p>
      <text:p text:style-name="Standard"/>
      <text:p text:style-name="Standard"><text:s/>Exceptions:</text:p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variable is not reset automatically.</text:p>
      <text:p text:style-name="Standard"/>
      <text:p text:style-name="Standard"><text:s/>Expressions:</text:p>
      <text:p text:style-name="Standard"/>
      <text:p text:style-name="Standard"><text:s text:c="8"/>Expressions are evaluated much like in 'C'. New operators are</text:p>
      <text:p text:style-name="Standard"><text:soft-page-break/><text:s text:c="8"/>introduced, and the order of precedence follows</text:p>
      <text:p text:style-name="Standard"><text:s text:c="8"/>industrial conventions.</text:p>
      <text:p text:style-name="Standard"><text:s text:c="8"/>The operators are obeying the signed / unsigned interpretation</text:p>
      <text:p text:style-name="Standard"><text:s text:c="8"/>of variables, in case the operator sign-nesses are in conflict,</text:p>
      <text:p text:style-name="Standard"><text:s text:c="8"/>the compiler reports an error.</text:p>
      <text:p text:style-name="Standard"/>
      <text:p text:style-name="Standard"><text:s/>Type conversions:</text:p>
      <text:p text:style-name="Standard"/>
      <text:p text:style-name="Standard"><text:s text:c="8"/>Casting not required upwards, to larger storage size. Size promotion</text:p>
      <text:p text:style-name="Standard"><text:s text:c="8"/>is automatic. Downwards cast has to be explicit; and</text:p>
      <text:p text:style-name="Standard"><text:s text:c="8"/>a warning is issued.</text:p>
      <text:p text:style-name="Standard"/>
      <text:p text:style-name="Standard"><text:s/>Error reporting:</text:p>
      <text:p text:style-name="Standard"/>
      <text:p text:style-name="Standard"><text:s text:c="8"/>Errors are reorted by the file:line:col convention.</text:p>
      <text:p text:style-name="Standard"><text:s text:c="8"/>The next line has a carot to point to the reported location.</text:p>
      <text:p text:style-name="Standard"/>
      <text:h text:style-name="Heading_20_2" text:outline-level="2"><text:bookmark-start text:name="__RefHeading___Toc1532_1612502148"/>Command line:<text:bookmark-end text:name="__RefHeading___Toc1532_1612502148"/></text:h>
      <text:p text:style-name="P14"/>
      <text:p text:style-name="P14"><text:s/>./pcomp [option(s)] file(s)</text:p>
      <text:p text:style-name="P14"/>
      <text:p text:style-name="P14"><text:s text:c="4"/>The assembler file is generated with the same file name as</text:p>
      <text:p text:style-name="P14"><text:s text:c="4"/>the sorce with the .asm extension.</text:p>
      <text:p text:style-name="P14"><text:s text:c="4"/>The preprocessing file is generated with the same file name as</text:p>
      <text:p text:style-name="P14"><text:s text:c="4"/>the sorce with the .pcc extension.</text:p>
      <text:p text:style-name="P13"/>
      <text:h text:style-name="Heading_20_3" text:outline-level="3"><text:bookmark-start text:name="__RefHeading___Toc1502_4109188922"/>Comand line arguments:<text:bookmark-end text:name="__RefHeading___Toc1502_4109188922"/></text:h>
      <text:p text:style-name="Text_20_body"/>
      <text:p text:style-name="Preformatted_20_Text"><text:s text:c="2"/>---------------------------------------------------------------</text:p>
      <text:p text:style-name="Preformatted_20_Text"><text:s text:c="10"/>Parallel compiler by Peter Glen. 2007-2019-2025 <text:s text:c="7"/></text:p>
      <text:p text:style-name="Preformatted_20_Text"><text:s text:c="2"/>---------------------------------------------------------------</text:p>
      <text:p text:style-name="Preformatted_20_Text"/>
      <text:p text:style-name="Preformatted_20_Text"><text:s/>Usage: pcomp [options] filename(s)</text:p>
      <text:p text:style-name="Preformatted_20_Text"/>
      <text:p text:style-name="Preformatted_20_Text"><text:s text:c="4"/>-d debug level <text:s text:c="14"/>| <text:s text:c="2"/>-c cat assembly to stdout</text:p>
      <text:p text:style-name="Preformatted_20_Text"><text:s text:c="4"/>-t do not compile <text:s text:c="11"/>| <text:s text:c="2"/>-C extract comments</text:p>
      <text:p text:style-name="Preformatted_20_Text"><text:s text:c="4"/>-r no pre processing <text:s text:c="8"/>| <text:s text:c="2"/>-n do not show progress</text:p>
      <text:p text:style-name="Preformatted_20_Text"><text:s text:c="4"/>-V version <text:s text:c="18"/>| <text:s text:c="2"/>-v verbose</text:p>
      <text:p text:style-name="Preformatted_20_Text"><text:s text:c="4"/>-h help (this screen <text:s text:c="8"/>| <text:s text:c="2"/>-b show alloc buffers</text:p>
      <text:p text:style-name="Preformatted_20_Text"><text:s text:c="4"/>-i interlace symtab in out <text:s text:c="2"/>| <text:s text:c="2"/>-m show comments in source</text:p>
      <text:p text:style-name="Preformatted_20_Text"><text:s text:c="4"/>-o output file <text:s text:c="14"/>| <text:s text:c="2"/>-u use tmp dir</text:p>
      <text:p text:style-name="Preformatted_20_Text"><text:s text:c="4"/>-p no prologue for asm <text:s text:c="6"/>| <text:s text:c="2"/>-q cat pre proc to stdout</text:p>
      <text:p text:style-name="Preformatted_20_Text"><text:s text:c="4"/>-s show symtab <text:s text:c="14"/>| <text:s text:c="2"/>-a no assembly phase</text:p>
      <text:p text:style-name="Preformatted_20_Text"><text:s text:c="4"/>-f show lex output <text:s text:c="10"/>| <text:s text:c="2"/>-y show yacc output </text:p>
      <text:p text:style-name="Preformatted_20_Text"><text:s text:c="4"/>-F show preproc lex output <text:s text:c="2"/>| <text:s text:c="2"/>-Y show preproc yacc output </text:p>
      <text:p text:style-name="Preformatted_20_Text"/>
      <text:p text:style-name="Standard"/>
      <text:p text:style-name="P8"/>
      <text:p text:style-name="P25">This is not meant to be a spec, more like a spec draft or an idea starter.</text:p>
      <text:p text:style-name="P15"><text:soft-page-break/></text:p>
      <text:p text:style-name="P8"># EOF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11T20:04:25.075355973</meta:creation-date>
    <dc:date>2025-07-15T20:12:10.759464565</dc:date>
    <dc:creator>Peter Glen</dc:creator>
    <meta:editing-duration>PT8H22M26S</meta:editing-duration>
    <meta:editing-cycles>33</meta:editing-cycles>
    <meta:generator>LibreOffice/7.3.7.2$Linux_X86_64 LibreOffice_project/30$Build-2</meta:generator>
    <meta:document-statistic meta:table-count="2" meta:image-count="0" meta:object-count="0" meta:page-count="12" meta:paragraph-count="389" meta:word-count="1648" meta:character-count="12354" meta:non-whitespace-character-count="8797"/>
  </office:meta>
</office:document-meta>
</file>